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bf9d" officeooo:paragraph-rsid="0000bf9d"/>
    </style:style>
    <style:style style:name="P2" style:family="paragraph" style:parent-style-name="Standard">
      <style:text-properties officeooo:rsid="000255f9" officeooo:paragraph-rsid="000255f9"/>
    </style:style>
    <style:style style:name="P3" style:family="paragraph" style:parent-style-name="Standard">
      <style:text-properties officeooo:rsid="000255f9" officeooo:paragraph-rsid="000adf1d"/>
    </style:style>
    <style:style style:name="P4" style:family="paragraph" style:parent-style-name="Standard">
      <style:text-properties officeooo:rsid="0003b077" officeooo:paragraph-rsid="000adf1d"/>
    </style:style>
    <style:style style:name="P5" style:family="paragraph" style:parent-style-name="Standard">
      <style:text-properties officeooo:rsid="0008985a" officeooo:paragraph-rsid="0008985a"/>
    </style:style>
    <style:style style:name="P6" style:family="paragraph" style:parent-style-name="Standard">
      <style:text-properties officeooo:rsid="000b5bc5" officeooo:paragraph-rsid="000b5bc5"/>
    </style:style>
    <style:style style:name="P7" style:family="paragraph" style:parent-style-name="Standard">
      <style:text-properties officeooo:rsid="000cd58a" officeooo:paragraph-rsid="000cd58a"/>
    </style:style>
    <style:style style:name="T1" style:family="text">
      <style:text-properties officeooo:rsid="000255f9"/>
    </style:style>
    <style:style style:name="T2" style:family="text">
      <style:text-properties officeooo:rsid="0003b077"/>
    </style:style>
    <style:style style:name="T3" style:family="text">
      <style:text-properties officeooo:rsid="0008985a"/>
    </style:style>
    <style:style style:name="T4" style:family="text">
      <style:text-properties officeooo:rsid="00091571"/>
    </style:style>
    <style:style style:name="T5" style:family="text">
      <style:text-properties officeooo:rsid="000b1991"/>
    </style:style>
    <style:style style:name="T6" style:family="text">
      <style:text-properties officeooo:rsid="000b5bc5"/>
    </style:style>
    <style:style style:name="T7" style:family="text">
      <style:text-properties officeooo:rsid="000cd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rief <text:span text:style-name="T6">h</text:span>istory of<text:span text:style-name="T6"> critical moments in</text:span> Climate Science</text:p>
      <text:p text:style-name="P1"/>
      <text:p text:style-name="P1">When looking at a history of Climate science one wonders where to begin. <text:s/>This is always the case when looking at the history of any science. <text:s/>Who was there when it all began? <text:s/>Isaac Newton is known to have said "If I have seen further it is by standing on the shoulders of giants." <text:s/></text:p>
      <text:p text:style-name="P1"/>
      <text:p text:style-name="P1">A logical place to begin is with Jean Baptiste Joseph Fourier, usually <text:span text:style-name="T1">known as</text:span> Joseph Fourier. <text:s/>In 1824 Fourier started with a much older physical idea called "Newton's law of cooling". <text:s/>This law gives<text:span text:style-name="T1"> mathematical</text:span> relationships to determine how quickly <text:span text:style-name="T3">an object</text:span> will cool when heated. <text:s/>Fourier <text:span text:style-name="T3">demonstrated</text:span> that the Earth should be a lot colder than it is. <text:s/>He proposed that the reason the Earth is warmer is because <text:span text:style-name="T5">there is </text:span>something about the atmosphere <text:span text:style-name="T5">which </text:span>traps heat and keeps it from cooling. <text:s/><text:span text:style-name="T1">This is an effect which we now call "The Greenhouse Effect" because the atmosphere acts like the glass on a greenhouse. <text:s/>He did not call it that, however.</text:span></text:p>
      <text:p text:style-name="P1"/>
      <text:p text:style-name="P3">Infrared radiation was discovered in 1<text:span text:style-name="T2">8</text:span>00 by Sir William Herschel. <text:s/>He was doing experiments to determine the "temperature" of different colors of light<text:span text:style-name="T2">. <text:s/>He </text:span>discovered that the "dark" area next to red light had a higher temperature than any of the<text:span text:style-name="T3"> visible</text:span> "colors".<text:span text:style-name="T2"> <text:s/></text:span></text:p>
      <text:p text:style-name="P3"/>
      <text:p text:style-name="P4">In 1859 an Irish scientist named John Tyndall made detailed measurements of a wide variety of gases to determine how they absorb light. <text:s/>He found that some gases in particular absorb quite a bit of infrared light. <text:s/>These gases which we now call the "Greenhouse Gases" are the best absorbers of infrared. <text:s/>These include Water Vapor, Carbon Dioxide (which he called Carbonic Acid), Ozone and Hydrocarbons. <text:s/>Later in 1863 he wrote an explanation of the greenhouse effect (he didn't call it that either). <text:s/>We <text:s/>now understand that it is molecules with three or more atoms which are the greenhouse gasses. <text:s/>The atmosphere is mostly Nitrogen and Oxygen which have two atoms in their molecules and are not greenhouse gases.</text:p>
      <text:p text:style-name="P2"/>
      <text:p text:style-name="P5">In the 1890s a Swedish chemist by the name of Svante Arrhenius had read about the experiments of Tyndall and Fourier asked himself the following question: <text:s/>If the fraction of Carbonic Acid in the atmosphere were to double, what would <text:span text:style-name="T4">happen to</text:span> the temperature? <text:s text:c="2"/>After some analysis he reached the conclusion that the temperature would rise considerably. <text:s/>He actually thought this would be a good thing since it would lengthen the growing season in Sweden. <text:s/><text:span text:style-name="T4"><text:s/>Since that time the fraction of CO2 in the atmosphere has nearly doubled, mostly from the use of fossil fuels by humans. <text:s/></text:span></text:p>
      <text:p text:style-name="P5"/>
      <text:p text:style-name="P6">Fast forward some more to 1938. <text:s/>An English steam engineer named Guy Stewart Callendar was the first to compare actual temperature data to the amount of CO2 in the atmosphere and found a correlation between the two sets of data. <text:s/>Of course, in science correlation does not imply causality. <text:s/>It takes physical theory to make that connection but the work of Arrhenius and others who came later allow us to make that connection.<text:span text:style-name="T7"> <text:s/>Callendar only used Northern hemisphere data so his results are not necessarily world-wide. <text:s text:c="2"/></text:span></text:p>
      <text:p text:style-name="P6"/>
      <text:p text:style-name="P7">In the 1970s, James Hansen and his colleagues were working with a dataset now known as GISSTEMP. <text:s/>Which is an acronym for the Goddard Institute of Space Studies Temperature series. <text:s/>It is a set of weather stations data which looks at how temperatures change on a daily basis world wide. <text:s text:c="2"/>There are both land based and sea based stations in the GISSTEMP dataset. <text:s/>Hansen testified before the U.S. Congress on 6/23/1988 that there was a relationship between CO2 levels in the atmosphere and the average temperature. <text:s/></text:p>
      <text:p text:style-name="P7"/>
      <text:p text:style-name="P7"><text:soft-page-break/>In the thirty years since Hansen's testimony the measurements have been improved as well as our understanding of the theoretical connections between CO2 and temperature. <text:s/>Also much work has been done to look at the consequences of rising temperatures. <text:s/>In 1988 an independent agency of the United Nations was formed known as the Intergovernmental Panel on Climate Change, or the IPCC. <text:s/>The IPCC puts out regular reports on the current state of the science and our understanding of how climate works. <text:s/>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05:31:38.054898556</meta:creation-date>
    <dc:date>2019-12-12T18:47:03.039628849</dc:date>
    <meta:editing-duration>PT27M2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687" meta:character-count="4099" meta:non-whitespace-character-count="3372"/>
  </office:meta>
</office:document-meta>
</file>